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8cm" style:page-number="auto" table:align="margins"/>
    </style:style>
    <style:style style:name="Таблица1.A" style:family="table-column">
      <style:table-column-properties style:column-width="13.6cm" style:rel-column-width="7710*"/>
    </style:style>
    <style:style style:name="Таблица1.B" style:family="table-column">
      <style:table-column-properties style:column-width="4.401cm" style:rel-column-width="2495*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normal" officeooo:rsid="004f739d" officeooo:paragraph-rsid="004f739d" style:font-weight-asian="normal" style:font-weight-complex="normal"/>
    </style:style>
    <style:style style:name="P3" style:family="paragraph" style:parent-style-name="Heading">
      <style:paragraph-properties fo:margin-top="0cm" fo:margin-bottom="0.199cm" loext:contextual-spacing="false" fo:text-align="end" style:justify-single-word="false"/>
      <style:text-properties fo:color="#ffffff" fo:font-weight="bold" officeooo:rsid="00349a70" officeooo:paragraph-rsid="004728e2" fo:background-color="#000000" style:font-weight-asian="bold" style:font-weight-complex="bold"/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57f454" officeooo:paragraph-rsid="0057f454"/>
    </style:style>
    <style:style style:name="P6" style:family="paragraph" style:parent-style-name="Heading">
      <style:paragraph-properties fo:margin-top="0cm" fo:margin-bottom="0.199cm" loext:contextual-spacing="false" fo:text-align="end" style:justify-single-word="false"/>
      <style:text-properties officeooo:rsid="00568a08" officeooo:paragraph-rsid="00710758"/>
    </style:style>
    <style:style style:name="P7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04f739d" officeooo:paragraph-rsid="0075275b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paragraph-rsid="006996c4"/>
    </style:style>
    <style:style style:name="P9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bold" officeooo:rsid="006c4f68" officeooo:paragraph-rsid="006c4f68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style:font-name="Liberation Sans" fo:font-size="11pt" fo:language="ru" fo:country="RU" fo:font-weight="normal" officeooo:rsid="006b67e8" officeooo:paragraph-rsid="006676be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199cm" loext:contextual-spacing="false" fo:text-align="end" style:justify-single-word="false" fo:text-indent="0cm" style:auto-text-indent="false"/>
      <style:text-properties fo:font-style="italic" fo:font-weight="normal" officeooo:rsid="004f739d" officeooo:paragraph-rsid="004f739d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Liberation Sans" fo:font-size="11pt" fo:language="ru" fo:country="RU" fo:font-weight="normal" officeooo:rsid="006b67e8" officeooo:paragraph-rsid="006676be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officeooo:rsid="006b67e8" officeooo:paragraph-rsid="006b67e8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Footer">
      <style:paragraph-properties fo:text-align="center" style:justify-single-word="false"/>
    </style:style>
    <style:style style:name="T1" style:family="text">
      <style:text-properties fo:color="#8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9ab4d" style:font-weight-asian="bold" style:font-weight-complex="bold"/>
    </style:style>
    <style:style style:name="T4" style:family="text">
      <style:text-properties fo:font-weight="bold" officeooo:rsid="0042f2a0" style:font-weight-asian="bold" style:font-weight-complex="bold"/>
    </style:style>
    <style:style style:name="T5" style:family="text">
      <style:text-properties fo:font-weight="bold" officeooo:rsid="0051399c" style:font-weight-asian="bold" style:font-weight-complex="bold"/>
    </style:style>
    <style:style style:name="T6" style:family="text">
      <style:text-properties fo:font-weight="bold" officeooo:rsid="006676be" style:font-weight-asian="bold" style:font-weight-complex="bold"/>
    </style:style>
    <style:style style:name="T7" style:family="text">
      <style:text-properties fo:font-weight="bold" officeooo:rsid="0067a417" style:font-weight-asian="bold" style:font-weight-complex="bold"/>
    </style:style>
    <style:style style:name="T8" style:family="text">
      <style:text-properties fo:font-weight="bold" officeooo:rsid="006b67e8" style:font-weight-asian="bold" style:font-weight-complex="bold"/>
    </style:style>
    <style:style style:name="T9" style:family="text">
      <style:text-properties fo:font-weight="bold" officeooo:rsid="006996c4" style:font-weight-asian="bold" style:font-weight-complex="bold"/>
    </style:style>
    <style:style style:name="T10" style:family="text">
      <style:text-properties fo:font-weight="bold" officeooo:rsid="00713188" style:font-weight-asian="bold" style:font-weight-complex="bold"/>
    </style:style>
    <style:style style:name="T11" style:family="text">
      <style:text-properties fo:font-weight="bold" officeooo:rsid="005fa3c2" style:font-weight-asian="bold" style:font-weight-complex="bold"/>
    </style:style>
    <style:style style:name="T12" style:family="text">
      <style:text-properties fo:font-weight="bold" officeooo:rsid="00731bf6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9ab4d" style:font-weight-asian="normal" style:font-weight-complex="normal"/>
    </style:style>
    <style:style style:name="T15" style:family="text">
      <style:text-properties fo:font-weight="normal" officeooo:rsid="00568a08" style:font-weight-asian="normal" style:font-weight-complex="normal"/>
    </style:style>
    <style:style style:name="T16" style:family="text">
      <style:text-properties fo:font-weight="normal" officeooo:rsid="0051399c" style:font-weight-asian="normal" style:font-weight-complex="normal"/>
    </style:style>
    <style:style style:name="T17" style:family="text">
      <style:text-properties fo:font-weight="normal" officeooo:rsid="00713188" style:font-weight-asian="normal" style:font-weight-complex="normal"/>
    </style:style>
    <style:style style:name="T18" style:family="text">
      <style:text-properties officeooo:rsid="0051399c"/>
    </style:style>
    <style:style style:name="T19" style:family="text">
      <style:text-properties officeooo:rsid="00534900"/>
    </style:style>
    <style:style style:name="T20" style:family="text">
      <style:text-properties fo:color="#ff3333"/>
    </style:style>
    <style:style style:name="T21" style:family="text">
      <style:text-properties fo:color="#ff3333" officeooo:rsid="00614fee"/>
    </style:style>
    <style:style style:name="T22" style:family="text">
      <style:text-properties fo:color="#ff3333" fo:font-weight="normal" officeooo:rsid="00614fee" style:font-weight-asian="normal" style:font-weight-complex="normal"/>
    </style:style>
    <style:style style:name="T23" style:family="text">
      <style:text-properties fo:color="#ff3333" fo:font-size="10pt" fo:font-weight="normal" officeooo:rsid="00614fee" style:font-size-asian="10pt" style:font-weight-asian="normal" style:font-size-complex="10pt" style:font-weight-complex="normal"/>
    </style:style>
    <style:style style:name="T24" style:family="text">
      <style:text-properties officeooo:rsid="006676be"/>
    </style:style>
    <style:style style:name="T25" style:family="text">
      <style:text-properties officeooo:rsid="006797d5"/>
    </style:style>
    <style:style style:name="T26" style:family="text">
      <style:text-properties officeooo:rsid="006e8a45"/>
    </style:style>
    <style:style style:name="T27" style:family="text">
      <style:text-properties fo:font-style="normal" officeooo:rsid="006e8a45" style:font-style-asian="normal" style:font-style-complex="normal"/>
    </style:style>
    <style:style style:name="T28" style:family="text">
      <style:text-properties fo:font-size="10pt" officeooo:rsid="005ad687" style:font-size-asian="10pt" style:font-size-complex="10pt"/>
    </style:style>
    <style:style style:name="T29" style:family="text">
      <style:text-properties fo:font-size="10pt" fo:font-weight="bold" officeooo:rsid="00731bf6" style:font-size-asian="10pt" style:font-weight-asian="bold" style:font-size-complex="10pt" style:font-weight-complex="bold"/>
    </style:style>
    <style:style style:name="T30" style:family="text">
      <style:text-properties fo:color="#ff6600"/>
    </style:style>
    <style:style style:name="T31" style:family="text">
      <style:text-properties officeooo:rsid="007a2522"/>
    </style:style>
    <style:style style:name="T32" style:family="text">
      <style:text-properties fo:background-color="#eeeee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6">ОТЧЕТ <text:span text:style-name="T13">об исполнен</text:span><text:span text:style-name="T14">ии </text:span><text:span text:style-name="T6">Задачи</text:span><text:span text:style-name="T3"> </text:span><text:span text:style-name="T4">от </text:span><text:span text:style-name="T7">[TASK_DATE]</text:span></text:p>
          </table:table-cell>
          <table:table-cell office:value-type="string">
            <text:p text:style-name="P3">  #<text:span text:style-name="T25">[TASK_ID]</text:span>  </text:p>
          </table:table-cell>
        </table:table-row>
      </table:table>
      <text:p text:style-name="P8"><text:span text:style-name="T8">[</text:span><text:span text:style-name="T9">[NAME]</text:span><text:span text:style-name="T8">]</text:span></text:p>
      <text:p text:style-name="P13"><text:span text:style-name="T13">[DESCRIPTION]</text:span></text:p>
      <text:p text:style-name="P11"><text:span text:style-name="T27">Основание:</text:span><text:span text:style-name="T26"> </text:span>[SOURCE]</text:p>
      <text:p text:style-name="P7"><text:span text:style-name="T16">срок исполнения: </text:span><text:span text:style-name="T10">[DUEDATE]</text:span><text:span text:style-name="T13"> </text:span><text:span text:style-name="T16">г.<text:tab/><text:tab/>автор: </text:span><text:span text:style-name="T10">[AUTHOR]</text:span></text:p>
      <text:p text:style-name="P14"><text:span text:style-name="T32">[STATUS]</text:span> <text:span text:style-name="T2">[COMPLETIONDATE]</text:span><text:span text:style-name="T13"> </text:span><text:span text:style-name="T20">[COMPLETIONALERT]</text:span></text:p>
      <text:p text:style-name="P2"><text:span text:style-name="T19">исполнители: [TASK_USERS]</text:span></text:p>
      <text:p text:style-name="Text_20_body"/>
      <text:p text:style-name="P9">Результат исполнения:</text:p>
      <text:p text:style-name="P12">[RESULT]</text:p>
      <text:p text:style-name="P10"/>
      <text:p text:style-name="P4">[USER_POSITION]<text:tab/>/ [USER_NAME] /</text:p>
      <text:p text:style-name="P5">[REPORT_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MP2">Стр. <text:page-number text:select-page="current">1</text:page-number> / <text:page-count>1</text:page-count> </text:p>
      </style:footer>
      <style:footer-first>
        <text:p text:style-name="MP2">Стр. <text:page-number text:select-page="current">1</text:page-number> / <text:page-count>1</text:page-count> </text:p>
      </style:footer-first>
      <style:footer-left>
        <text:p text:style-name="MP2">Стр. <text:page-number text:select-page="current">1</text:page-number> / <text:page-count>1</text:page-count> 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4H43M2S</meta:editing-duration>
    <meta:editing-cycles>96</meta:editing-cycles>
    <meta:initial-creator>Роберт Бикмансуров</meta:initial-creator>
    <meta:creation-date>2014-09-29T15:07:38.048726639</meta:creation-date>
    <dc:date>2016-01-15T12:12:55.097963610</dc:date>
    <dc:creator>Роберт Мулланурович Бикмансуров</dc:creator>
    <meta:document-statistic meta:table-count="1" meta:image-count="0" meta:object-count="0" meta:page-count="1" meta:paragraph-count="16" meta:word-count="46" meta:character-count="345" meta:non-whitespace-character-count="308"/>
  </office:meta>
</office:document-meta>
</file>